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5.91pt" svg:height="368.93pt" svg:x="25.48pt" svg:y="96.38pt">
            <loext:p/>
            <draw:object draw:notify-on-update-of-ranges="Sheet1.A4:Sheet1.A7 Sheet1.B1:Sheet1.B3 Sheet1.B4:Sheet1.B7 Sheet1.C1:Sheet1.C3 Sheet1.C4:Sheet1.C7 Sheet1.D1:Sheet1.D3 Sheet1.D4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ort Aware</text:p>
          </table:table-cell>
          <table:table-cell office:value-type="string" calcext:value-type="string">
            <text:p>Bit Blast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KLEE</text:p>
          </table:table-cell>
          <table:table-cell table:number-columns-repeated="2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Comparisons</text:p>
          </table:table-cell>
          <table:table-cell/>
          <table:table-cell table:number-columns-repeated="2" office:value-type="string" calcext:value-type="string">
            <text:p>KLE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26:37.550845344</meta:creation-date>
    <dc:date>2018-02-06T13:38:01.271277521</dc:date>
    <meta:editing-duration>PT11M23S</meta:editing-duration>
    <meta:editing-cycles>2</meta:editing-cycles>
    <meta:generator>LibreOffice/5.4.2.2$Linux_X86_64 LibreOffice_project/4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cm" svg:height="13.016cm" xlink:href=".." xlink:type="simple" chart:class="chart:line" chart:style-name="ch1">
        <chart:legend chart:legend-position="end" svg:x="18.542cm" svg:y="5.711cm" style:legend-expansion="high" chart:style-name="ch2"/>
        <chart:plot-area chart:style-name="ch3" table:cell-range-address="Sheet1.A1:Sheet1.D7" chart:data-source-has-labels="both" svg:x="1.473cm" svg:y="0.26cm" svg:width="16.607cm" svg:height="11.515cm">
          <chartooo:coordinate-region svg:x="2.094cm" svg:y="0.459cm" svg:width="15.799cm" svg:height="10.669cm"/>
          <chart:axis chart:dimension="x" chart:name="primary-x" chart:style-name="ch4" chartooo:axis-type="auto">
            <chartooo:date-scale/>
            <chart:title svg:x="7.814cm" svg:y="12.035cm" chart:style-name="ch5">
              <text:p>Num (p[i] == 'c') operations</text:p>
            </chart:title>
            <chart:categories table:cell-range-address="Sheet1.A4:Sheet1.A7"/>
          </chart:axis>
          <chart:axis chart:dimension="y" chart:name="primary-y" chart:style-name="ch4">
            <chart:title svg:x="0.451cm" svg:y="6.683cm" chart:style-name="ch6">
              <text:p>seconds</text:p>
            </chart:title>
            <chart:grid chart:style-name="ch7" chart:class="major"/>
          </chart:axis>
          <chart:series chart:style-name="ch8" chart:values-cell-range-address="Sheet1.B4:Sheet1.B7" chart:label-cell-address="Sheet1.B1:Sheet1.B3" chart:class="chart:line">
            <chart:data-point chart:repeated="4"/>
          </chart:series>
          <chart:series chart:style-name="ch9" chart:values-cell-range-address="Sheet1.C4:Sheet1.C7" chart:label-cell-address="Sheet1.C1:Sheet1.C3" chart:class="chart:line">
            <chart:data-point chart:repeated="4"/>
          </chart:series>
          <chart:series chart:style-name="ch10" chart:values-cell-range-address="Sheet1.D4:Sheet1.D7" chart:label-cell-address="Sheet1.D1:Sheet1.D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illa KLEE</text:p>
                <text:list>
                  <text:list-item>
                    <text:p>Vanilla</text:p>
                  </text:list-item>
                  <text:list-item>
                    <text:p>KLEE</text:p>
                  </text:list-item>
                  <text:list-item>
                    <text:p/>
                  </text:list-item>
                </text:list>
                <draw:g>
                  <svg:desc>Sheet1.B1:Sheet1.B3</svg:desc>
                </draw:g>
              </table:table-cell>
              <table:table-cell office:value-type="string">
                <text:p>Sort Aware Str KLEE</text:p>
                <text:list>
                  <text:list-item>
                    <text:p>Sort Aware</text:p>
                  </text:list-item>
                  <text:list-item>
                    <text:p>Str</text:p>
                  </text:list-item>
                  <text:list-item>
                    <text:p>KLEE</text:p>
                  </text:list-item>
                </text:list>
                <draw:g>
                  <svg:desc>Sheet1.C1:Sheet1.C3</svg:desc>
                </draw:g>
              </table:table-cell>
              <table:table-cell office:value-type="string">
                <text:p>Bit Blast Str KLEE</text:p>
                <text:list>
                  <text:list-item>
                    <text:p>Bit Blast</text:p>
                  </text:list-item>
                  <text:list-item>
                    <text:p>Str</text:p>
                  </text:list-item>
                  <text:list-item>
                    <text:p>KLEE</text:p>
                  </text:list-item>
                </text:list>
                <draw:g>
                  <svg:desc>Sheet1.D1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5">
                <text:p>5</text:p>
                <draw:g>
                  <svg:desc>Sheet1.C4:Sheet1.C7</svg:desc>
                </draw:g>
              </table:table-cell>
              <table:table-cell office:value-type="float" office:value="7">
                <text:p>7</text:p>
                <draw:g>
                  <svg:desc>Sheet1.D4:Sheet1.D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